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is is normal.</text:p>
      <text:p text:style-name="P1">This is italic.</text:p>
      <text:p text:style-name="Text_20_body">This is normal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Niemi</meta:initial-creator>
    <meta:creation-date>2013-07-01T00:44:03</meta:creation-date>
    <dc:date>2013-07-01T00:45:18</dc:date>
    <dc:creator>Tero Niemi</dc:creator>
    <meta:editing-duration>P0D</meta:editing-duration>
    <meta:editing-cycles>1</meta:editing-cycles>
    <meta:document-statistic meta:table-count="0" meta:image-count="0" meta:object-count="0" meta:page-count="1" meta:paragraph-count="3" meta:word-count="10" meta:character-count="51" meta:non-whitespace-character-count="51"/>
    <meta:generator>LibreOffice/3.5$Linux_X86_64 LibreOffice_project/350m1$Build-2</meta:generator>
  </office:meta>
</office:document-meta>
</file>